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508" officeooo:paragraph-rsid="00105508"/>
    </style:style>
    <style:style style:name="P2" style:family="paragraph" style:parent-style-name="Standard">
      <style:text-properties officeooo:rsid="00105508" officeooo:paragraph-rsid="001f750e"/>
    </style:style>
    <style:style style:name="P3" style:family="paragraph" style:parent-style-name="Standard">
      <style:text-properties officeooo:rsid="00105508" officeooo:paragraph-rsid="0021b07b"/>
    </style:style>
    <style:style style:name="P4" style:family="paragraph" style:parent-style-name="Standard">
      <style:text-properties officeooo:paragraph-rsid="001f750e"/>
    </style:style>
    <style:style style:name="P5" style:family="paragraph" style:parent-style-name="Standard">
      <style:text-properties officeooo:paragraph-rsid="00105508"/>
    </style:style>
    <style:style style:name="T1" style:family="text">
      <style:text-properties officeooo:rsid="00105508"/>
    </style:style>
    <style:style style:name="T2" style:family="text">
      <style:text-properties officeooo:rsid="0010708e"/>
    </style:style>
    <style:style style:name="T3" style:family="text">
      <style:text-properties officeooo:rsid="001298e3"/>
    </style:style>
    <style:style style:name="T4" style:family="text">
      <style:text-properties officeooo:rsid="001404a9"/>
    </style:style>
    <style:style style:name="T5" style:family="text">
      <style:text-properties officeooo:rsid="00141e29"/>
    </style:style>
    <style:style style:name="T6" style:family="text">
      <style:text-properties officeooo:rsid="0014b022"/>
    </style:style>
    <style:style style:name="T7" style:family="text">
      <style:text-properties officeooo:rsid="0017879c"/>
    </style:style>
    <style:style style:name="T8" style:family="text">
      <style:text-properties officeooo:rsid="001f750e"/>
    </style:style>
    <style:style style:name="T9" style:family="text">
      <style:text-properties fo:font-weight="bold" officeooo:rsid="001f750e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750e" style:font-weight-asian="normal" style:font-weight-complex="normal"/>
    </style:style>
    <style:style style:name="T12" style:family="text">
      <style:text-properties fo:font-weight="normal" officeooo:rsid="0010708e" style:font-weight-asian="normal" style:font-weight-complex="normal"/>
    </style:style>
    <style:style style:name="T13" style:family="text">
      <style:text-properties officeooo:rsid="00213e1f"/>
    </style:style>
    <style:style style:name="T14" style:family="text">
      <style:text-properties officeooo:rsid="0021b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 introduction:</text:p>
      <text:p text:style-name="P1"/>
      <text:p text:style-name="P4"><text:span text:style-name="T1"><text:tab/>Hi, i am dharshini, i had started my carr</text:span><text:span text:style-name="T8">e</text:span><text:span text:style-name="T1">er as a software trainee in datayaan solutions private limited. After that i have promoted to software engineer then I had started to learn Node JS </text:span><text:span text:style-name="T8">after completion of Node </text:span><text:span text:style-name="T1">JS, i had started to work in ecommerce web application where my role is to develop rest APIs with the technologies </text:span><text:span text:style-name="T13">NodeJS</text:span><text:span text:style-name="T1"> and </text:span><text:span text:style-name="T13">express</text:span><text:span text:style-name="T1"> frame work and the database used for the </text:span><text:span text:style-name="T3">project</text:span><text:span text:style-name="T1"> is mongodb.</text:span></text:p>
      <text:p text:style-name="P5"><text:span text:style-name="T1"><text:tab/>This project is based </text:span><text:span text:style-name="T4">o</text:span><text:span text:style-name="T1">n alibaba ecommerce concept. Where the buyer can create quotation and the preferred seller will receive these quotations so what i did is i had created the entire flow for this <text:s/>quotation system. I have </text:span><text:span text:style-name="T14">built</text:span><text:span text:style-name="T1"> APIs for creating and modifying as well as the validation for </text:span></text:p>
      <text:p text:style-name="P3">this quotations. <text:span text:style-name="T8">Then once the seller creates the store as well as a buyer is logged in they have to update the profiles like store and banner logo and other mandatory documents so i have also created APIs for uploading images and files where the imges and files will be stored in a </text:span><text:span text:style-name="T9">blob. </text:span><text:span text:style-name="T11">And the url will be saved in the db</text:span><text:span text:style-name="T9"> </text:span><text:span text:style-name="T11">and i have worked in email verification process also.</text:span><text:span text:style-name="T10">That’s all about my self. Thanks for giving me the oppo</text:span><text:span text:style-name="T12">r</text:span><text:span text:style-name="T10">tunity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13:29.562941308</meta:creation-date>
    <dc:date>2022-12-14T12:37:46.418514666</dc:date>
    <meta:editing-duration>PT5H10M7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08" meta:character-count="1164" meta:non-whitespace-character-count="956"/>
  </office:meta>
</office:document-meta>
</file>